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ta1" style:family="table" style:master-page-name="PageStyle_5f_Court1">
      <style:table-properties table:display="true" style:writing-mode="lr-tb"/>
    </style:style>
    <style:style style:name="ta2" style:family="table" style:master-page-name="PageStyle_5f_Court2">
      <style:table-properties table:display="true" style:writing-mode="lr-tb"/>
    </style:style>
    <style:style style:name="ta3" style:family="table" style:master-page-name="PageStyle_5f_Court3">
      <style:table-properties table:display="true" style:writing-mode="lr-tb"/>
    </style:style>
    <style:style style:name="ta4" style:family="table" style:master-page-name="PageStyle_5f_Court4">
      <style:table-properties table:display="true" style:writing-mode="lr-tb"/>
    </style:style>
    <style:style style:name="ta5" style:family="table" style:master-page-name="PageStyle_5f_Court5">
      <style:table-properties table:display="true" style:writing-mode="lr-tb"/>
    </style:style>
    <style:style style:name="ta6" style:family="table" style:master-page-name="PageStyle_5f_Court6">
      <style:table-properties table:display="true" style:writing-mode="lr-tb"/>
    </style:style>
    <style:style style:name="ta7" style:family="table" style:master-page-name="PageStyle_5f_Court7">
      <style:table-properties table:display="true" style:writing-mode="lr-tb"/>
    </style:style>
    <style:style style:name="ta8" style:family="table" style:master-page-name="PageStyle_5f_Court8">
      <style:table-properties table:display="true" style:writing-mode="lr-tb"/>
    </style:style>
    <style:style style:name="ta9" style:family="table" style:master-page-name="PageStyle_5f_Court9">
      <style:table-properties table:display="true" style:writing-mode="lr-tb"/>
    </style:style>
    <style:style style:name="ta10" style:family="table" style:master-page-name="PageStyle_5f_Court10">
      <style:table-properties table:display="true" style:writing-mode="lr-tb"/>
    </style:style>
    <style:style style:name="ta11" style:family="table" style:master-page-name="PageStyle_5f_Court11">
      <style:table-properties table:display="true" style:writing-mode="lr-tb"/>
    </style:style>
    <style:style style:name="ta12" style:family="table" style:master-page-name="PageStyle_5f_Court12">
      <style:table-properties table:display="true" style:writing-mode="lr-tb"/>
    </style:style>
    <style:style style:name="ta13" style:family="table" style:master-page-name="PageStyle_5f_Court13">
      <style:table-properties table:display="true" style:writing-mode="lr-tb"/>
    </style:style>
    <style:style style:name="ta14" style:family="table" style:master-page-name="PageStyle_5f_Court14">
      <style:table-properties table:display="true" style:writing-mode="lr-tb"/>
    </style:style>
    <style:style style:name="ta15" style:family="table" style:master-page-name="PageStyle_5f_Court15">
      <style:table-properties table:display="true" style:writing-mode="lr-tb"/>
    </style:style>
    <style:style style:name="ta16" style:family="table" style:master-page-name="PageStyle_5f_Court16">
      <style:table-properties table:display="true" style:writing-mode="lr-tb"/>
    </style:style>
    <style:style style:name="ta17" style:family="table" style:master-page-name="PageStyle_5f_Court17">
      <style:table-properties table:display="true" style:writing-mode="lr-tb"/>
    </style:style>
    <style:style style:name="ta18" style:family="table" style:master-page-name="PageStyle_5f_Court18">
      <style:table-properties table:display="true" style:writing-mode="lr-tb"/>
    </style:style>
    <style:style style:name="ta19" style:family="table" style:master-page-name="PageStyle_5f_Court19">
      <style:table-properties table:display="true" style:writing-mode="lr-tb"/>
    </style:style>
    <style:style style:name="ta20" style:family="table" style:master-page-name="PageStyle_5f_Court20">
      <style:table-properties table:display="true" style:writing-mode="lr-tb"/>
    </style:style>
    <style:style style:name="ta21" style:family="table" style:master-page-name="PageStyle_5f_Court21">
      <style:table-properties table:display="true" style:writing-mode="lr-tb"/>
    </style:style>
    <style:style style:name="ta22" style:family="table" style:master-page-name="PageStyle_5f_Court22">
      <style:table-properties table:display="true" style:writing-mode="lr-tb"/>
    </style:style>
    <style:style style:name="ta23" style:family="table" style:master-page-name="PageStyle_5f_Court23">
      <style:table-properties table:display="true" style:writing-mode="lr-tb"/>
    </style:style>
    <style:style style:name="ta24" style:family="table" style:master-page-name="PageStyle_5f_Court24">
      <style:table-properties table:display="true" style:writing-mode="lr-tb"/>
    </style:style>
    <style:style style:name="ta25" style:family="table" style:master-page-name="PageStyle_5f_Court25">
      <style:table-properties table:display="true" style:writing-mode="lr-tb"/>
    </style:style>
    <style:style style:name="ta26" style:family="table" style:master-page-name="PageStyle_5f_Court26">
      <style:table-properties table:display="true" style:writing-mode="lr-tb"/>
    </style:style>
    <style:style style:name="ta27" style:family="table" style:master-page-name="PageStyle_5f_Court27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</office:automatic-styles>
  <office:body>
    <office:spreadsheet>
      <table:calculation-settings table:case-sensitive="false" table:use-regular-expressions="false"/>
      <table:table table:name="Cour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39.01660374" calcext:value-type="float">
            <text:p>39.0166037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27.05491321" calcext:value-type="float">
            <text:p>27.05491321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66.07151695" calcext:value-type="float">
            <text:p>66.07151695</text:p>
          </table:table-cell>
          <table:table-cell table:style-name="ce3"/>
          <table:table-cell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6.19841704" calcext:value-type="float">
            <text:p>16.19841704</text:p>
          </table:table-cell>
          <table:table-cell/>
          <table:table-cell table:style-name="ce2" office:value-type="string" calcext:value-type="string">
            <text:p>Values 1-3</text:p>
          </table:table-cell>
          <table:table-cell table:formula="of:=[.E3]+[.C4]" office:value-type="float" office:value="82.26993399" calcext:value-type="float">
            <text:p>82.26993399</text:p>
          </table:table-cell>
          <table:table-cell/>
        </table:table-row>
        <table:table-row table:style-name="ro2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3.19427294" calcext:value-type="float">
            <text:p>13.19427294</text:p>
          </table:table-cell>
          <table:table-cell table:number-columns-repeated="2"/>
          <table:table-cell table:style-name="ce2" office:value-type="string" calcext:value-type="string">
            <text:p>Values 1-4</text:p>
          </table:table-cell>
          <table:table-cell table:formula="of:=[.F4]+[.C5]" office:value-type="float" office:value="95.46420693" calcext:value-type="float">
            <text:p>95.46420693</text:p>
          </table:table-cell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11.79255323" calcext:value-type="float">
            <text:p>11.7925532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57612591" calcext:value-type="float">
            <text:p>11.576125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10.59202086" calcext:value-type="float">
            <text:p>10.5920208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9.6971765" calcext:value-type="float">
            <text:p>9.69717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8.60009365" calcext:value-type="float">
            <text:p>8.600093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table:style-name="ce2" office:value-type="string" calcext:value-type="string">
            <text:p>1+2+3+4/SUM</text:p>
          </table:table-cell>
        </table:table-row>
        <table:table-row table:style-name="ro2">
          <table:table-cell/>
          <table:table-cell table:style-name="ce2" office:value-type="string" calcext:value-type="string">
            <text:p>SUM</text:p>
          </table:table-cell>
          <table:table-cell table:formula="of:=SUM([.C2:.C11])" office:value-type="float" office:value="147.72217708" calcext:value-type="float">
            <text:p>147.72217708</text:p>
          </table:table-cell>
          <table:table-cell/>
          <table:table-cell table:formula="of:=[.E3]/[.C12]" office:value-type="float" office:value="0.44726877342336" calcext:value-type="float">
            <text:p>0.4472687734</text:p>
          </table:table-cell>
          <table:table-cell table:formula="of:=[.F4]/[.C12]" office:value-type="float" office:value="0.556923378846807" calcext:value-type="float">
            <text:p>0.5569233788</text:p>
          </table:table-cell>
          <table:table-cell table:formula="of:=[.G5]/[.C12]" office:value-type="float" office:value="0.646241538115842" calcext:value-type="float">
            <text:p>0.6462415381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" table:style-name="ta2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0.2346001" calcext:value-type="float">
            <text:p>40.23460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1.78507127" calcext:value-type="float">
            <text:p>21.78507127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62.01967137" calcext:value-type="float">
            <text:p>62.019671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18.53861006" calcext:value-type="float">
            <text:p>18.53861006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80.55828143" calcext:value-type="float">
            <text:p>80.55828143</text:p>
          </table:table-cell>
          <table:table-cell/>
        </table:table-row>
        <table:table-row table:style-name="ro2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4.97813744" calcext:value-type="float">
            <text:p>14.97813744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95.53641887" calcext:value-type="float">
            <text:p>95.53641887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3.02781435" calcext:value-type="float">
            <text:p>13.0278143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1.80246959" calcext:value-type="float">
            <text:p>11.802469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11.01275491" calcext:value-type="float">
            <text:p>11.0127549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0.89896623" calcext:value-type="float">
            <text:p>10.8989662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9.08143654" calcext:value-type="float">
            <text:p>9.0814365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1.35986049" calcext:value-type="float">
            <text:p>151.35986049</text:p>
          </table:table-cell>
          <table:table-cell/>
          <table:table-cell table:formula="of:=[.E3]/[.C12]" office:value-type="float" office:value="0.409749792112801" calcext:value-type="float">
            <text:p>0.4097497921</text:p>
          </table:table-cell>
          <table:table-cell table:formula="of:=[.F4]/[.C12]" office:value-type="float" office:value="0.532230151172228" calcext:value-type="float">
            <text:p>0.5322301512</text:p>
          </table:table-cell>
          <table:table-cell table:formula="of:=[.G5]/[.C12]" office:value-type="float" office:value="0.631187281494038" calcext:value-type="float">
            <text:p>0.6311872815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3" table:style-name="ta3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3.28996317" calcext:value-type="float">
            <text:p>23.2899631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2.79670935" calcext:value-type="float">
            <text:p>12.79670935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36.08667252" calcext:value-type="float">
            <text:p>36.08667252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8.6827833" calcext:value-type="float">
            <text:p>8.6827833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44.76945582" calcext:value-type="float">
            <text:p>44.76945582</text:p>
          </table:table-cell>
          <table:table-cell/>
        </table:table-row>
        <table:table-row table:style-name="ro2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64257223" calcext:value-type="float">
            <text:p>7.64257223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52.41202805" calcext:value-type="float">
            <text:p>52.41202805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98877237" calcext:value-type="float">
            <text:p>6.9887723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6.44050493" calcext:value-type="float">
            <text:p>6.440504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6.11023674" calcext:value-type="float">
            <text:p>6.1102367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5.34070911" calcext:value-type="float">
            <text:p>5.340709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3.9800753" calcext:value-type="float">
            <text:p>3.98007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81.2723265" calcext:value-type="float">
            <text:p>81.2723265</text:p>
          </table:table-cell>
          <table:table-cell/>
          <table:table-cell table:formula="of:=[.E3]/[.C12]" office:value-type="float" office:value="0.44402165010005" calcext:value-type="float">
            <text:p>0.4440216501</text:p>
          </table:table-cell>
          <table:table-cell table:formula="of:=[.F4]/[.C12]" office:value-type="float" office:value="0.550857318204125" calcext:value-type="float">
            <text:p>0.5508573182</text:p>
          </table:table-cell>
          <table:table-cell table:formula="of:=[.G5]/[.C12]" office:value-type="float" office:value="0.644893905553448" calcext:value-type="float">
            <text:p>0.6448939056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4" table:style-name="ta4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6.33054704" calcext:value-type="float">
            <text:p>26.3305470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86711084" calcext:value-type="float">
            <text:p>15.86711084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42.19765788" calcext:value-type="float">
            <text:p>42.1976578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47464772" calcext:value-type="float">
            <text:p>11.47464772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53.6723056" calcext:value-type="float">
            <text:p>53.6723056</text:p>
          </table:table-cell>
          <table:table-cell/>
        </table:table-row>
        <table:table-row table:style-name="ro2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7.85051061" calcext:value-type="float">
            <text:p>7.85051061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61.52281621" calcext:value-type="float">
            <text:p>61.52281621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40767442" calcext:value-type="float">
            <text:p>7.407674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48568907" calcext:value-type="float">
            <text:p>6.485689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7754742" calcext:value-type="float">
            <text:p>5.77547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01229355" calcext:value-type="float">
            <text:p>5.012293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4.14994423" calcext:value-type="float">
            <text:p>4.14994423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90.35389168" calcext:value-type="float">
            <text:p>90.35389168</text:p>
          </table:table-cell>
          <table:table-cell/>
          <table:table-cell table:formula="of:=[.E3]/[.C12]" office:value-type="float" office:value="0.467026456695949" calcext:value-type="float">
            <text:p>0.4670264567</text:p>
          </table:table-cell>
          <table:table-cell table:formula="of:=[.F4]/[.C12]" office:value-type="float" office:value="0.594023174896411" calcext:value-type="float">
            <text:p>0.5940231749</text:p>
          </table:table-cell>
          <table:table-cell table:formula="of:=[.G5]/[.C12]" office:value-type="float" office:value="0.680909422561355" calcext:value-type="float">
            <text:p>0.6809094226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5" table:style-name="ta5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4.29353351" calcext:value-type="float">
            <text:p>14.2935335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32574858" calcext:value-type="float">
            <text:p>9.32574858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23.61928209" calcext:value-type="float">
            <text:p>23.6192820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45392535" calcext:value-type="float">
            <text:p>6.45392535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30.07320744" calcext:value-type="float">
            <text:p>30.07320744</text:p>
          </table:table-cell>
          <table:table-cell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89697323" calcext:value-type="float">
            <text:p>4.89697323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34.97018067" calcext:value-type="float">
            <text:p>34.97018067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84004213" calcext:value-type="float">
            <text:p>4.840042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09768381" calcext:value-type="float">
            <text:p>4.097683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46989097" calcext:value-type="float">
            <text:p>3.469890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.97131926" calcext:value-type="float">
            <text:p>2.971319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00147753" calcext:value-type="float">
            <text:p>2.00147753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52.35059437" calcext:value-type="float">
            <text:p>52.35059437</text:p>
          </table:table-cell>
          <table:table-cell/>
          <table:table-cell table:formula="of:=[.E3]/[.C12]" office:value-type="float" office:value="0.451175051099998" calcext:value-type="float">
            <text:p>0.4511750511</text:p>
          </table:table-cell>
          <table:table-cell table:formula="of:=[.F4]/[.C12]" office:value-type="float" office:value="0.574457803238118" calcext:value-type="float">
            <text:p>0.5744578032</text:p>
          </table:table-cell>
          <table:table-cell table:formula="of:=[.G5]/[.C12]" office:value-type="float" office:value="0.667999687316635" calcext:value-type="float">
            <text:p>0.6679996873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6" table:style-name="ta6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9.22320708" calcext:value-type="float">
            <text:p>29.223207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2.52663136" calcext:value-type="float">
            <text:p>22.52663136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51.74983844" calcext:value-type="float">
            <text:p>51.7498384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3.59948079" calcext:value-type="float">
            <text:p>13.59948079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65.34931923" calcext:value-type="float">
            <text:p>65.34931923</text:p>
          </table:table-cell>
          <table:table-cell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0.2340342" calcext:value-type="float">
            <text:p>10.2340342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75.58335343" calcext:value-type="float">
            <text:p>75.58335343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8.80675185" calcext:value-type="float">
            <text:p>8.806751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8799767" calcext:value-type="float">
            <text:p>7.87997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7.45751003" calcext:value-type="float">
            <text:p>7.4575100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6.93709352" calcext:value-type="float">
            <text:p>6.9370935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69939299" calcext:value-type="float">
            <text:p>5.69939299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12.36407852" calcext:value-type="float">
            <text:p>112.36407852</text:p>
          </table:table-cell>
          <table:table-cell/>
          <table:table-cell table:formula="of:=[.E3]/[.C12]" office:value-type="float" office:value="0.460555002289178" calcext:value-type="float">
            <text:p>0.4605550023</text:p>
          </table:table-cell>
          <table:table-cell table:formula="of:=[.F4]/[.C12]" office:value-type="float" office:value="0.58158550393281" calcext:value-type="float">
            <text:p>0.5815855039</text:p>
          </table:table-cell>
          <table:table-cell table:formula="of:=[.G5]/[.C12]" office:value-type="float" office:value="0.672664737926425" calcext:value-type="float">
            <text:p>0.6726647379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7" table:style-name="ta7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4.15239301" calcext:value-type="float">
            <text:p>44.152393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31.13884672" calcext:value-type="float">
            <text:p>31.13884672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75.29123973" calcext:value-type="float">
            <text:p>75.2912397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05121545" calcext:value-type="float">
            <text:p>15.05121545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90.34245518" calcext:value-type="float">
            <text:p>90.34245518</text:p>
          </table:table-cell>
          <table:table-cell/>
        </table:table-row>
        <table:table-row table:style-name="ro2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3.56818766" calcext:value-type="float">
            <text:p>13.56818766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03.91064284" calcext:value-type="float">
            <text:p>103.91064284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3.26824471" calcext:value-type="float">
            <text:p>13.2682447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12.13398951" calcext:value-type="float">
            <text:p>12.133989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27117667" calcext:value-type="float">
            <text:p>11.2711766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0.26418519" calcext:value-type="float">
            <text:p>10.2641851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8.28436319" calcext:value-type="float">
            <text:p>8.28436319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9.13260211" calcext:value-type="float">
            <text:p>159.13260211</text:p>
          </table:table-cell>
          <table:table-cell/>
          <table:table-cell table:formula="of:=[.E3]/[.C12]" office:value-type="float" office:value="0.473135226419255" calcext:value-type="float">
            <text:p>0.4731352264</text:p>
          </table:table-cell>
          <table:table-cell table:formula="of:=[.F4]/[.C12]" office:value-type="float" office:value="0.567718079024127" calcext:value-type="float">
            <text:p>0.567718079</text:p>
          </table:table-cell>
          <table:table-cell table:formula="of:=[.G5]/[.C12]" office:value-type="float" office:value="0.652981485014441" calcext:value-type="float">
            <text:p>0.652981485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8" table:style-name="ta8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5.77855398" calcext:value-type="float">
            <text:p>15.7785539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24009289" calcext:value-type="float">
            <text:p>9.24009289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25.01864687" calcext:value-type="float">
            <text:p>25.0186468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9487477" calcext:value-type="float">
            <text:p>5.9487477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30.96739457" calcext:value-type="float">
            <text:p>30.96739457</text:p>
          </table:table-cell>
          <table:table-cell/>
        </table:table-row>
        <table:table-row table:style-name="ro2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45429892" calcext:value-type="float">
            <text:p>5.45429892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36.42169349" calcext:value-type="float">
            <text:p>36.42169349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.87753601" calcext:value-type="float">
            <text:p>3.8775360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3.53278108" calcext:value-type="float">
            <text:p>3.5327810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.00874256" calcext:value-type="float">
            <text:p>3.008742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2.83991873" calcext:value-type="float">
            <text:p>2.8399187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0.94204257" calcext:value-type="float">
            <text:p>0.94204257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50.62271444" calcext:value-type="float">
            <text:p>50.62271444</text:p>
          </table:table-cell>
          <table:table-cell/>
          <table:table-cell table:formula="of:=[.E3]/[.C12]" office:value-type="float" office:value="0.494217806112572" calcext:value-type="float">
            <text:p>0.4942178061</text:p>
          </table:table-cell>
          <table:table-cell table:formula="of:=[.F4]/[.C12]" office:value-type="float" office:value="0.611729238792672" calcext:value-type="float">
            <text:p>0.6117292388</text:p>
          </table:table-cell>
          <table:table-cell table:formula="of:=[.G5]/[.C12]" office:value-type="float" office:value="0.719473341026949" calcext:value-type="float">
            <text:p>0.719473341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9" table:style-name="ta9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8.91845781" calcext:value-type="float">
            <text:p>48.918457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4.62602486" calcext:value-type="float">
            <text:p>24.62602486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73.54448267" calcext:value-type="float">
            <text:p>73.5444826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23820675" calcext:value-type="float">
            <text:p>15.23820675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88.78268942" calcext:value-type="float">
            <text:p>88.78268942</text:p>
          </table:table-cell>
          <table:table-cell/>
        </table:table-row>
        <table:table-row table:style-name="ro2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3.48739997" calcext:value-type="float">
            <text:p>13.48739997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02.27008939" calcext:value-type="float">
            <text:p>102.27008939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3.16126312" calcext:value-type="float">
            <text:p>13.1612631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1.99748065" calcext:value-type="float">
            <text:p>11.9974806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11.80075325" calcext:value-type="float">
            <text:p>11.800753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9.3021251" calcext:value-type="float">
            <text:p>9.30212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6.28369191" calcext:value-type="float">
            <text:p>6.28369191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4.81540342" calcext:value-type="float">
            <text:p>154.81540342</text:p>
          </table:table-cell>
          <table:table-cell/>
          <table:table-cell table:formula="of:=[.E3]/[.C12]" office:value-type="float" office:value="0.475046287677723" calcext:value-type="float">
            <text:p>0.4750462877</text:p>
          </table:table-cell>
          <table:table-cell table:formula="of:=[.F4]/[.C12]" office:value-type="float" office:value="0.573474521647828" calcext:value-type="float">
            <text:p>0.5734745216</text:p>
          </table:table-cell>
          <table:table-cell table:formula="of:=[.G5]/[.C12]" office:value-type="float" office:value="0.660593759605113" calcext:value-type="float">
            <text:p>0.6605937596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0" table:style-name="ta10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6.31803684" calcext:value-type="float">
            <text:p>36.31803684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1.10114122" calcext:value-type="float">
            <text:p>21.10114122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57.41917806" calcext:value-type="float">
            <text:p>57.4191780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4.1291553" calcext:value-type="float">
            <text:p>14.1291553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71.54833336" calcext:value-type="float">
            <text:p>71.54833336</text:p>
          </table:table-cell>
          <table:table-cell/>
        </table:table-row>
        <table:table-row table:style-name="ro2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78174338" calcext:value-type="float">
            <text:p>11.78174338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83.33007674" calcext:value-type="float">
            <text:p>83.33007674</text:p>
          </table:table-cell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0.38185381" calcext:value-type="float">
            <text:p>10.3818538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9.04658976" calcext:value-type="float">
            <text:p>9.046589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51642242" calcext:value-type="float">
            <text:p>8.5164224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09829307" calcext:value-type="float">
            <text:p>8.098293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5.154033" calcext:value-type="float">
            <text:p>5.154033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24.5272688" calcext:value-type="float">
            <text:p>124.5272688</text:p>
          </table:table-cell>
          <table:table-cell/>
          <table:table-cell table:formula="of:=[.E3]/[.C12]" office:value-type="float" office:value="0.461097224835304" calcext:value-type="float">
            <text:p>0.4610972248</text:p>
          </table:table-cell>
          <table:table-cell table:formula="of:=[.F4]/[.C12]" office:value-type="float" office:value="0.574559564740088" calcext:value-type="float">
            <text:p>0.5745595647</text:p>
          </table:table-cell>
          <table:table-cell table:formula="of:=[.G5]/[.C12]" office:value-type="float" office:value="0.66917131920587" calcext:value-type="float">
            <text:p>0.6691713192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1" table:style-name="ta1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8.91347055" calcext:value-type="float">
            <text:p>38.9134705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8.7834299" calcext:value-type="float">
            <text:p>18.7834299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57.69690045" calcext:value-type="float">
            <text:p>57.6969004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36036668" calcext:value-type="float">
            <text:p>15.36036668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73.05726713" calcext:value-type="float">
            <text:p>73.05726713</text:p>
          </table:table-cell>
          <table:table-cell/>
        </table:table-row>
        <table:table-row table:style-name="ro2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3.35898503" calcext:value-type="float">
            <text:p>13.35898503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86.41625216" calcext:value-type="float">
            <text:p>86.41625216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1.26787116" calcext:value-type="float">
            <text:p>11.267871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0.40341226" calcext:value-type="float">
            <text:p>10.403412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71939873" calcext:value-type="float">
            <text:p>9.7193987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7.96753358" calcext:value-type="float">
            <text:p>7.9675335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5.69008044" calcext:value-type="float">
            <text:p>5.6900804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31.46454833" calcext:value-type="float">
            <text:p>131.46454833</text:p>
          </table:table-cell>
          <table:table-cell/>
          <table:table-cell table:formula="of:=[.E3]/[.C12]" office:value-type="float" office:value="0.438878018316925" calcext:value-type="float">
            <text:p>0.4388780183</text:p>
          </table:table-cell>
          <table:table-cell table:formula="of:=[.F4]/[.C12]" office:value-type="float" office:value="0.555718389923745" calcext:value-type="float">
            <text:p>0.5557183899</text:p>
          </table:table-cell>
          <table:table-cell table:formula="of:=[.G5]/[.C12]" office:value-type="float" office:value="0.657335024976311" calcext:value-type="float">
            <text:p>0.657335025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2" table:style-name="ta12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9.79912191" calcext:value-type="float">
            <text:p>19.7991219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0.77842022" calcext:value-type="float">
            <text:p>10.77842022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30.57754213" calcext:value-type="float">
            <text:p>30.5775421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89430748" calcext:value-type="float">
            <text:p>8.89430748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39.47184961" calcext:value-type="float">
            <text:p>39.47184961</text:p>
          </table:table-cell>
          <table:table-cell/>
        </table:table-row>
        <table:table-row table:style-name="ro2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70695655" calcext:value-type="float">
            <text:p>6.70695655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46.17880616" calcext:value-type="float">
            <text:p>46.17880616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93546916" calcext:value-type="float">
            <text:p>5.935469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84421322" calcext:value-type="float">
            <text:p>4.844213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.29595396" calcext:value-type="float">
            <text:p>4.295953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6847037" calcext:value-type="float">
            <text:p>3.6847037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64.9391462" calcext:value-type="float">
            <text:p>64.9391462</text:p>
          </table:table-cell>
          <table:table-cell/>
          <table:table-cell table:formula="of:=[.E3]/[.C12]" office:value-type="float" office:value="0.470864554267885" calcext:value-type="float">
            <text:p>0.4708645543</text:p>
          </table:table-cell>
          <table:table-cell table:formula="of:=[.F4]/[.C12]" office:value-type="float" office:value="0.607828281086948" calcext:value-type="float">
            <text:p>0.6078282811</text:p>
          </table:table-cell>
          <table:table-cell table:formula="of:=[.G5]/[.C12]" office:value-type="float" office:value="0.711108920615898" calcext:value-type="float">
            <text:p>0.7111089206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3" table:style-name="ta13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28.83960381" calcext:value-type="float">
            <text:p>28.8396038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35918982" calcext:value-type="float">
            <text:p>17.35918982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46.19879363" calcext:value-type="float">
            <text:p>46.1987936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22931869" calcext:value-type="float">
            <text:p>11.22931869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57.42811232" calcext:value-type="float">
            <text:p>57.42811232</text:p>
          </table:table-cell>
          <table:table-cell/>
        </table:table-row>
        <table:table-row table:style-name="ro2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9.79821456" calcext:value-type="float">
            <text:p>9.79821456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67.22632688" calcext:value-type="float">
            <text:p>67.22632688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8.6989556" calcext:value-type="float">
            <text:p>8.69895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09890769" calcext:value-type="float">
            <text:p>8.098907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64222995" calcext:value-type="float">
            <text:p>7.6422299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6.00868959" calcext:value-type="float">
            <text:p>6.008689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4.90520237" calcext:value-type="float">
            <text:p>4.90520237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02.58031208" calcext:value-type="float">
            <text:p>102.58031208</text:p>
          </table:table-cell>
          <table:table-cell/>
          <table:table-cell table:formula="of:=[.E3]/[.C12]" office:value-type="float" office:value="0.450367060630218" calcext:value-type="float">
            <text:p>0.4503670606</text:p>
          </table:table-cell>
          <table:table-cell table:formula="of:=[.F4]/[.C12]" office:value-type="float" office:value="0.559835617142724" calcext:value-type="float">
            <text:p>0.5598356171</text:p>
          </table:table-cell>
          <table:table-cell table:formula="of:=[.G5]/[.C12]" office:value-type="float" office:value="0.6553531132521" calcext:value-type="float">
            <text:p>0.6553531133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4" table:style-name="ta14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3.64323301" calcext:value-type="float">
            <text:p>53.6432330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36.57168562" calcext:value-type="float">
            <text:p>36.57168562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90.21491863" calcext:value-type="float">
            <text:p>90.2149186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8.51780063" calcext:value-type="float">
            <text:p>18.51780063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108.73271926" calcext:value-type="float">
            <text:p>108.73271926</text:p>
          </table:table-cell>
          <table:table-cell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6.51581705" calcext:value-type="float">
            <text:p>16.51581705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25.24853631" calcext:value-type="float">
            <text:p>125.24853631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4.46646954" calcext:value-type="float">
            <text:p>14.4664695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4.24820793" calcext:value-type="float">
            <text:p>14.2482079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3.19391421" calcext:value-type="float">
            <text:p>13.193914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0.79576262" calcext:value-type="float">
            <text:p>10.7957626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0.40750577" calcext:value-type="float">
            <text:p>10.40750577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88.36039638" calcext:value-type="float">
            <text:p>188.36039638</text:p>
          </table:table-cell>
          <table:table-cell/>
          <table:table-cell table:formula="of:=[.E3]/[.C12]" office:value-type="float" office:value="0.478948443323508" calcext:value-type="float">
            <text:p>0.4789484433</text:p>
          </table:table-cell>
          <table:table-cell table:formula="of:=[.F4]/[.C12]" office:value-type="float" office:value="0.577258921459486" calcext:value-type="float">
            <text:p>0.5772589215</text:p>
          </table:table-cell>
          <table:table-cell table:formula="of:=[.G5]/[.C12]" office:value-type="float" office:value="0.664940925571862" calcext:value-type="float">
            <text:p>0.6649409256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5" table:style-name="ta15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63.24148528" calcext:value-type="float">
            <text:p>63.2414852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0.17398948" calcext:value-type="float">
            <text:p>40.17398948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103.41547476" calcext:value-type="float">
            <text:p>103.4154747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4.38051282" calcext:value-type="float">
            <text:p>24.38051282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127.79598758" calcext:value-type="float">
            <text:p>127.79598758</text:p>
          </table:table-cell>
          <table:table-cell/>
        </table:table-row>
        <table:table-row table:style-name="ro2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1.53400848" calcext:value-type="float">
            <text:p>21.53400848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49.32999606" calcext:value-type="float">
            <text:p>149.32999606</text:p>
          </table:table-cell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9.25541516" calcext:value-type="float">
            <text:p>19.255415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8.50970469" calcext:value-type="float">
            <text:p>18.509704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7.47837656" calcext:value-type="float">
            <text:p>17.4783765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4.46408224" calcext:value-type="float">
            <text:p>14.4640822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1.88943565" calcext:value-type="float">
            <text:p>11.88943565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30.92701036" calcext:value-type="float">
            <text:p>230.92701036</text:p>
          </table:table-cell>
          <table:table-cell/>
          <table:table-cell table:formula="of:=[.E3]/[.C12]" office:value-type="float" office:value="0.447827539094635" calcext:value-type="float">
            <text:p>0.4478275391</text:p>
          </table:table-cell>
          <table:table-cell table:formula="of:=[.F4]/[.C12]" office:value-type="float" office:value="0.553404243967713" calcext:value-type="float">
            <text:p>0.553404244</text:p>
          </table:table-cell>
          <table:table-cell table:formula="of:=[.G5]/[.C12]" office:value-type="float" office:value="0.646654524419661" calcext:value-type="float">
            <text:p>0.6466545244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6" table:style-name="ta16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60.69975208" calcext:value-type="float">
            <text:p>60.6997520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9.53972152" calcext:value-type="float">
            <text:p>39.53972152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100.2394736" calcext:value-type="float">
            <text:p>100.239473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2.00730601" calcext:value-type="float">
            <text:p>22.00730601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122.24677961" calcext:value-type="float">
            <text:p>122.24677961</text:p>
          </table:table-cell>
          <table:table-cell/>
        </table:table-row>
        <table:table-row table:style-name="ro2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8.18197064" calcext:value-type="float">
            <text:p>18.18197064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40.42875025" calcext:value-type="float">
            <text:p>140.42875025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7.6779289" calcext:value-type="float">
            <text:p>17.677928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6.43858369" calcext:value-type="float">
            <text:p>16.4385836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3.19191775" calcext:value-type="float">
            <text:p>13.191917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3.05072911" calcext:value-type="float">
            <text:p>13.050729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11.40879122" calcext:value-type="float">
            <text:p>11.40879122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12.19670092" calcext:value-type="float">
            <text:p>212.19670092</text:p>
          </table:table-cell>
          <table:table-cell/>
          <table:table-cell table:formula="of:=[.E3]/[.C12]" office:value-type="float" office:value="0.472389406458261" calcext:value-type="float">
            <text:p>0.4723894065</text:p>
          </table:table-cell>
          <table:table-cell table:formula="of:=[.F4]/[.C12]" office:value-type="float" office:value="0.57610122626783" calcext:value-type="float">
            <text:p>0.5761012263</text:p>
          </table:table-cell>
          <table:table-cell table:formula="of:=[.G5]/[.C12]" office:value-type="float" office:value="0.661785737672438" calcext:value-type="float">
            <text:p>0.6617857377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7" table:style-name="ta17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25.9563341" calcext:value-type="float">
            <text:p>25.956334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1.4002029" calcext:value-type="float">
            <text:p>21.4002029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47.356537" calcext:value-type="float">
            <text:p>47.35653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23069265" calcext:value-type="float">
            <text:p>10.23069265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57.58722965" calcext:value-type="float">
            <text:p>57.58722965</text:p>
          </table:table-cell>
          <table:table-cell/>
        </table:table-row>
        <table:table-row table:style-name="ro2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9.01065404" calcext:value-type="float">
            <text:p>9.01065404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66.59788369" calcext:value-type="float">
            <text:p>66.59788369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73318406" calcext:value-type="float">
            <text:p>8.7331840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65885005" calcext:value-type="float">
            <text:p>7.658850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0577875" calcext:value-type="float">
            <text:p>7.057787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55854383" calcext:value-type="float">
            <text:p>5.5585438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57838174" calcext:value-type="float">
            <text:p>3.5783817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99.18463087" calcext:value-type="float">
            <text:p>99.18463087</text:p>
          </table:table-cell>
          <table:table-cell/>
          <table:table-cell table:formula="of:=[.E3]/[.C12]" office:value-type="float" office:value="0.477458418553471" calcext:value-type="float">
            <text:p>0.4774584186</text:p>
          </table:table-cell>
          <table:table-cell table:formula="of:=[.F4]/[.C12]" office:value-type="float" office:value="0.580606381703218" calcext:value-type="float">
            <text:p>0.5806063817</text:p>
          </table:table-cell>
          <table:table-cell table:formula="of:=[.G5]/[.C12]" office:value-type="float" office:value="0.671453662788633" calcext:value-type="float">
            <text:p>0.6714536628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8" table:style-name="ta18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1.52323486" calcext:value-type="float">
            <text:p>41.52323486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1.21969397" calcext:value-type="float">
            <text:p>31.21969397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72.74292883" calcext:value-type="float">
            <text:p>72.742928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4.73394981" calcext:value-type="float">
            <text:p>14.73394981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87.47687864" calcext:value-type="float">
            <text:p>87.47687864</text:p>
          </table:table-cell>
          <table:table-cell/>
        </table:table-row>
        <table:table-row table:style-name="ro2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3.09573939" calcext:value-type="float">
            <text:p>13.09573939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00.57261803" calcext:value-type="float">
            <text:p>100.57261803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1.94619517" calcext:value-type="float">
            <text:p>11.946195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90571538" calcext:value-type="float">
            <text:p>10.905715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10.05183168" calcext:value-type="float">
            <text:p>10.0518316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61364555" calcext:value-type="float">
            <text:p>8.613645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4826501" calcext:value-type="float">
            <text:p>5.44826501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47.53827082" calcext:value-type="float">
            <text:p>147.53827082</text:p>
          </table:table-cell>
          <table:table-cell/>
          <table:table-cell table:formula="of:=[.E3]/[.C12]" office:value-type="float" office:value="0.493044471957707" calcext:value-type="float">
            <text:p>0.493044472</text:p>
          </table:table-cell>
          <table:table-cell table:formula="of:=[.F4]/[.C12]" office:value-type="float" office:value="0.592909745748097" calcext:value-type="float">
            <text:p>0.5929097457</text:p>
          </table:table-cell>
          <table:table-cell table:formula="of:=[.G5]/[.C12]" office:value-type="float" office:value="0.681671389199761" calcext:value-type="float">
            <text:p>0.6816713892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19" table:style-name="ta19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23.82768009" calcext:value-type="float">
            <text:p>23.8276800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5.92069786" calcext:value-type="float">
            <text:p>15.92069786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39.74837795" calcext:value-type="float">
            <text:p>39.7483779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02182405" calcext:value-type="float">
            <text:p>8.02182405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47.770202" calcext:value-type="float">
            <text:p>47.770202</text:p>
          </table:table-cell>
          <table:table-cell/>
        </table:table-row>
        <table:table-row table:style-name="ro2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31287388" calcext:value-type="float">
            <text:p>7.31287388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55.08307588" calcext:value-type="float">
            <text:p>55.08307588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1371539" calcext:value-type="float">
            <text:p>6.713715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26826241" calcext:value-type="float">
            <text:p>5.2682624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01325816" calcext:value-type="float">
            <text:p>5.013258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61360092" calcext:value-type="float">
            <text:p>4.6136009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241903" calcext:value-type="float">
            <text:p>4.3241903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81.01610306" calcext:value-type="float">
            <text:p>81.01610306</text:p>
          </table:table-cell>
          <table:table-cell/>
          <table:table-cell table:formula="of:=[.E3]/[.C12]" office:value-type="float" office:value="0.490623177969479" calcext:value-type="float">
            <text:p>0.490623178</text:p>
          </table:table-cell>
          <table:table-cell table:formula="of:=[.F4]/[.C12]" office:value-type="float" office:value="0.589638358248628" calcext:value-type="float">
            <text:p>0.5896383582</text:p>
          </table:table-cell>
          <table:table-cell table:formula="of:=[.G5]/[.C12]" office:value-type="float" office:value="0.679902806966732" calcext:value-type="float">
            <text:p>0.679902807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0" table:style-name="ta20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34.05902283" calcext:value-type="float">
            <text:p>34.05902283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8.77556453" calcext:value-type="float">
            <text:p>18.77556453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52.83458736" calcext:value-type="float">
            <text:p>52.8345873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1.27081537" calcext:value-type="float">
            <text:p>11.27081537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64.10540273" calcext:value-type="float">
            <text:p>64.10540273</text:p>
          </table:table-cell>
          <table:table-cell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9.89680504" calcext:value-type="float">
            <text:p>9.89680504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74.00220777" calcext:value-type="float">
            <text:p>74.00220777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9.6162139" calcext:value-type="float">
            <text:p>9.61621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2375485" calcext:value-type="float">
            <text:p>8.23754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8.15352422" calcext:value-type="float">
            <text:p>8.153524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6.93518413" calcext:value-type="float">
            <text:p>6.935184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6.52515135" calcext:value-type="float">
            <text:p>6.52515135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13.46982987" calcext:value-type="float">
            <text:p>113.46982987</text:p>
          </table:table-cell>
          <table:table-cell/>
          <table:table-cell table:formula="of:=[.E3]/[.C12]" office:value-type="float" office:value="0.465626743430668" calcext:value-type="float">
            <text:p>0.4656267434</text:p>
          </table:table-cell>
          <table:table-cell table:formula="of:=[.F4]/[.C12]" office:value-type="float" office:value="0.564955484673276" calcext:value-type="float">
            <text:p>0.5649554847</text:p>
          </table:table-cell>
          <table:table-cell table:formula="of:=[.G5]/[.C12]" office:value-type="float" office:value="0.652175189253238" calcext:value-type="float">
            <text:p>0.6521751893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1" table:style-name="ta2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21.62507779" calcext:value-type="float">
            <text:p>21.6250777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2.85364259" calcext:value-type="float">
            <text:p>12.85364259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34.47872038" calcext:value-type="float">
            <text:p>34.4787203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701767" calcext:value-type="float">
            <text:p>6.7701767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41.24889708" calcext:value-type="float">
            <text:p>41.24889708</text:p>
          </table:table-cell>
          <table:table-cell/>
        </table:table-row>
        <table:table-row table:style-name="ro2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07908732" calcext:value-type="float">
            <text:p>6.07908732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47.3279844" calcext:value-type="float">
            <text:p>47.3279844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2900245" calcext:value-type="float">
            <text:p>5.6290024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3170607" calcext:value-type="float">
            <text:p>5.431706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3471185" calcext:value-type="float">
            <text:p>4.334711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13770548" calcext:value-type="float">
            <text:p>4.137705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64003495" calcext:value-type="float">
            <text:p>3.64003495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70.5011452" calcext:value-type="float">
            <text:p>70.5011452</text:p>
          </table:table-cell>
          <table:table-cell/>
          <table:table-cell table:formula="of:=[.E3]/[.C12]" office:value-type="float" office:value="0.489051919400594" calcext:value-type="float">
            <text:p>0.4890519194</text:p>
          </table:table-cell>
          <table:table-cell table:formula="of:=[.F4]/[.C12]" office:value-type="float" office:value="0.585081234680426" calcext:value-type="float">
            <text:p>0.5850812347</text:p>
          </table:table-cell>
          <table:table-cell table:formula="of:=[.G5]/[.C12]" office:value-type="float" office:value="0.671308022951094" calcext:value-type="float">
            <text:p>0.671308023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2" table:style-name="ta22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68.72706372" calcext:value-type="float">
            <text:p>68.72706372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2.93239566" calcext:value-type="float">
            <text:p>42.93239566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111.65945938" calcext:value-type="float">
            <text:p>111.6594593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21.18256598" calcext:value-type="float">
            <text:p>21.18256598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132.84202536" calcext:value-type="float">
            <text:p>132.84202536</text:p>
          </table:table-cell>
          <table:table-cell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8.45394886" calcext:value-type="float">
            <text:p>18.45394886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51.29597422" calcext:value-type="float">
            <text:p>151.29597422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7.23337826" calcext:value-type="float">
            <text:p>17.233378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15.7539483" calcext:value-type="float">
            <text:p>15.753948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4.27761273" calcext:value-type="float">
            <text:p>14.2776127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3.07117507" calcext:value-type="float">
            <text:p>13.0711750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1.36964069" calcext:value-type="float">
            <text:p>11.36964069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23.00172927" calcext:value-type="float">
            <text:p>223.00172927</text:p>
          </table:table-cell>
          <table:table-cell/>
          <table:table-cell table:formula="of:=[.E3]/[.C12]" office:value-type="float" office:value="0.500711181682398" calcext:value-type="float">
            <text:p>0.5007111817</text:p>
          </table:table-cell>
          <table:table-cell table:formula="of:=[.F4]/[.C12]" office:value-type="float" office:value="0.595699530200329" calcext:value-type="float">
            <text:p>0.5956995302</text:p>
          </table:table-cell>
          <table:table-cell table:formula="of:=[.G5]/[.C12]" office:value-type="float" office:value="0.678452022391351" calcext:value-type="float">
            <text:p>0.6784520224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3" table:style-name="ta23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2.76942168" calcext:value-type="float">
            <text:p>12.76942168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82046198" calcext:value-type="float">
            <text:p>4.82046198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17.58988366" calcext:value-type="float">
            <text:p>17.5898836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26368296" calcext:value-type="float">
            <text:p>3.26368296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20.85356662" calcext:value-type="float">
            <text:p>20.85356662</text:p>
          </table:table-cell>
          <table:table-cell/>
        </table:table-row>
        <table:table-row table:style-name="ro2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06331656" calcext:value-type="float">
            <text:p>3.06331656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23.91688318" calcext:value-type="float">
            <text:p>23.91688318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2.1527476" calcext:value-type="float">
            <text:p>2.152747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.43551549" calcext:value-type="float">
            <text:p>1.4355154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.12102197" calcext:value-type="float">
            <text:p>1.1210219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0.67681901" calcext:value-type="float">
            <text:p>0.6768190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0.50958841" calcext:value-type="float">
            <text:p>0.50958841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29.81257566" calcext:value-type="float">
            <text:p>29.81257566</text:p>
          </table:table-cell>
          <table:table-cell/>
          <table:table-cell table:formula="of:=[.E3]/[.C12]" office:value-type="float" office:value="0.590015564592784" calcext:value-type="float">
            <text:p>0.5900155646</text:p>
          </table:table-cell>
          <table:table-cell table:formula="of:=[.F4]/[.C12]" office:value-type="float" office:value="0.699488929028684" calcext:value-type="float">
            <text:p>0.699488929</text:p>
          </table:table-cell>
          <table:table-cell table:formula="of:=[.G5]/[.C12]" office:value-type="float" office:value="0.802241424986626" calcext:value-type="float">
            <text:p>0.802241425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4" table:style-name="ta24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35.21764437" calcext:value-type="float">
            <text:p>35.217644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26.11103793" calcext:value-type="float">
            <text:p>26.11103793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61.3286823" calcext:value-type="float">
            <text:p>61.328682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2.4369054" calcext:value-type="float">
            <text:p>12.4369054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73.7655877" calcext:value-type="float">
            <text:p>73.7655877</text:p>
          </table:table-cell>
          <table:table-cell/>
        </table:table-row>
        <table:table-row table:style-name="ro2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9.66847861" calcext:value-type="float">
            <text:p>9.66847861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83.43406631" calcext:value-type="float">
            <text:p>83.43406631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9.45331811" calcext:value-type="float">
            <text:p>9.453318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9.05545846" calcext:value-type="float">
            <text:p>9.0554584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8.43379151" calcext:value-type="float">
            <text:p>8.4337915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7.67946413" calcext:value-type="float">
            <text:p>7.679464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6.26941536" calcext:value-type="float">
            <text:p>6.26941536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24.32551388" calcext:value-type="float">
            <text:p>124.32551388</text:p>
          </table:table-cell>
          <table:table-cell/>
          <table:table-cell table:formula="of:=[.E3]/[.C12]" office:value-type="float" office:value="0.493291202956096" calcext:value-type="float">
            <text:p>0.493291203</text:p>
          </table:table-cell>
          <table:table-cell table:formula="of:=[.F4]/[.C12]" office:value-type="float" office:value="0.593326224021878" calcext:value-type="float">
            <text:p>0.593326224</text:p>
          </table:table-cell>
          <table:table-cell table:formula="of:=[.G5]/[.C12]" office:value-type="float" office:value="0.671093677445253" calcext:value-type="float">
            <text:p>0.6710936774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5" table:style-name="ta25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18.2601649" calcext:value-type="float">
            <text:p>18.2601649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16040789" calcext:value-type="float">
            <text:p>10.16040789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28.42057279" calcext:value-type="float">
            <text:p>28.4205727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0704011" calcext:value-type="float">
            <text:p>5.70704011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34.1276129" calcext:value-type="float">
            <text:p>34.1276129</text:p>
          </table:table-cell>
          <table:table-cell/>
        </table:table-row>
        <table:table-row table:style-name="ro2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7184841" calcext:value-type="float">
            <text:p>5.37184841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39.49946131" calcext:value-type="float">
            <text:p>39.49946131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50726348" calcext:value-type="float">
            <text:p>4.507263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06235896" calcext:value-type="float">
            <text:p>4.062358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51156432" calcext:value-type="float">
            <text:p>3.5115643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00000184" calcext:value-type="float">
            <text:p>3.000001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39919729" calcext:value-type="float">
            <text:p>2.39919729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56.9798472" calcext:value-type="float">
            <text:p>56.9798472</text:p>
          </table:table-cell>
          <table:table-cell/>
          <table:table-cell table:formula="of:=[.E3]/[.C12]" office:value-type="float" office:value="0.498782888803535" calcext:value-type="float">
            <text:p>0.4987828888</text:p>
          </table:table-cell>
          <table:table-cell table:formula="of:=[.F4]/[.C12]" office:value-type="float" office:value="0.598941811483131" calcext:value-type="float">
            <text:p>0.5989418115</text:p>
          </table:table-cell>
          <table:table-cell table:formula="of:=[.G5]/[.C12]" office:value-type="float" office:value="0.693218098169979" calcext:value-type="float">
            <text:p>0.6932180982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6" table:style-name="ta26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9.62890221" calcext:value-type="float">
            <text:p>9.6289022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5946994" calcext:value-type="float">
            <text:p>7.5946994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17.22360161" calcext:value-type="float">
            <text:p>17.223601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39949821" calcext:value-type="float">
            <text:p>4.39949821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21.62309982" calcext:value-type="float">
            <text:p>21.62309982</text:p>
          </table:table-cell>
          <table:table-cell/>
        </table:table-row>
        <table:table-row table:style-name="ro2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98194031" calcext:value-type="float">
            <text:p>3.98194031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25.60504013" calcext:value-type="float">
            <text:p>25.60504013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2.8096226" calcext:value-type="float">
            <text:p>2.80962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54624643" calcext:value-type="float">
            <text:p>2.5462464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00095826" calcext:value-type="float">
            <text:p>2.0009582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.56509002" calcext:value-type="float">
            <text:p>1.5650900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1.25006373" calcext:value-type="float">
            <text:p>1.25006373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35.77702117" calcext:value-type="float">
            <text:p>35.77702117</text:p>
          </table:table-cell>
          <table:table-cell/>
          <table:table-cell table:formula="of:=[.E3]/[.C12]" office:value-type="float" office:value="0.481415194634551" calcext:value-type="float">
            <text:p>0.4814151946</text:p>
          </table:table-cell>
          <table:table-cell table:formula="of:=[.F4]/[.C12]" office:value-type="float" office:value="0.604385136405139" calcext:value-type="float">
            <text:p>0.6043851364</text:p>
          </table:table-cell>
          <table:table-cell table:formula="of:=[.G5]/[.C12]" office:value-type="float" office:value="0.715683958380261" calcext:value-type="float">
            <text:p>0.7156839584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urt27" table:style-name="ta27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28.50763148" calcext:value-type="float">
            <text:p>28.50763148</text:p>
          </table:table-cell>
          <table:table-cell table:style-name="ce2" office:value-type="string" calcext:value-type="string">
            <text:p>Values 1-2</text:p>
          </table:table-cell>
          <table:table-cell table:formula="of:=SUM([.C2]+[.C3])" office:value-type="float" office:value="75.74879085" calcext:value-type="float">
            <text:p>75.7487908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4.06833614" calcext:value-type="float">
            <text:p>14.06833614</text:p>
          </table:table-cell>
          <table:table-cell/>
          <table:table-cell office:value-type="string" calcext:value-type="string">
            <text:p>Values 1-3</text:p>
          </table:table-cell>
          <table:table-cell table:formula="of:=[.E3]+[.C4]" office:value-type="float" office:value="89.81712699" calcext:value-type="float">
            <text:p>89.81712699</text:p>
          </table:table-cell>
          <table:table-cell/>
        </table:table-row>
        <table:table-row table:style-name="ro2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2.03401999" calcext:value-type="float">
            <text:p>12.03401999</text:p>
          </table:table-cell>
          <table:table-cell table:number-columns-repeated="2"/>
          <table:table-cell office:value-type="string" calcext:value-type="string">
            <text:p>Values 1-4</text:p>
          </table:table-cell>
          <table:table-cell table:formula="of:=[.F4]+[.C5]" office:value-type="float" office:value="101.85114698" calcext:value-type="float">
            <text:p>101.85114698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1.28701839" calcext:value-type="float">
            <text:p>11.2870183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0.52572159" calcext:value-type="float">
            <text:p>10.5257215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0.07075985" calcext:value-type="float">
            <text:p>10.0707598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9.05701578" calcext:value-type="float">
            <text:p>9.0570157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8.19846037" calcext:value-type="float">
            <text:p>8.19846037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 calcext:value-type="string">
            <text:p>1+2/SUM</text:p>
          </table:table-cell>
          <table:table-cell table:style-name="ce2" office:value-type="string" calcext:value-type="string">
            <text:p>1+2+3/SUM</text:p>
          </table:table-cell>
          <table:table-cell office:value-type="string" calcext:value-type="string">
            <text:p>1+2+3+4/SUM</text:p>
          </table:table-cell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2:.C11])" office:value-type="float" office:value="150.99012296" calcext:value-type="float">
            <text:p>150.99012296</text:p>
          </table:table-cell>
          <table:table-cell/>
          <table:table-cell table:formula="of:=[.E3]/[.C12]" office:value-type="float" office:value="0.501680436872465" calcext:value-type="float">
            <text:p>0.5016804369</text:p>
          </table:table-cell>
          <table:table-cell table:formula="of:=[.F4]/[.C12]" office:value-type="float" office:value="0.594854320463029" calcext:value-type="float">
            <text:p>0.5948543205</text:p>
          </table:table-cell>
          <table:table-cell table:formula="of:=[.G5]/[.C12]" office:value-type="float" office:value="0.674555030377598" calcext:value-type="float">
            <text:p>0.6745550304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6:41:22.801837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t1" style:display-name="PageStyle_Cour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" style:display-name="PageStyle_Court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3" style:display-name="PageStyle_Court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4" style:display-name="PageStyle_Court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5" style:display-name="PageStyle_Court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6" style:display-name="PageStyle_Court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7" style:display-name="PageStyle_Court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8" style:display-name="PageStyle_Court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9" style:display-name="PageStyle_Court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0" style:display-name="PageStyle_Court1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1" style:display-name="PageStyle_Court1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2" style:display-name="PageStyle_Court1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3" style:display-name="PageStyle_Court1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4" style:display-name="PageStyle_Court1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5" style:display-name="PageStyle_Court1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6" style:display-name="PageStyle_Court1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7" style:display-name="PageStyle_Court1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8" style:display-name="PageStyle_Court1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9" style:display-name="PageStyle_Court1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0" style:display-name="PageStyle_Court2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1" style:display-name="PageStyle_Court2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2" style:display-name="PageStyle_Court2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3" style:display-name="PageStyle_Court2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4" style:display-name="PageStyle_Court2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5" style:display-name="PageStyle_Court2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6" style:display-name="PageStyle_Court2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7" style:display-name="PageStyle_Court2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16:47:46.355636636</dc:date>
    <meta:editing-duration>PT26M41S</meta:editing-duration>
    <meta:editing-cycles>14</meta:editing-cycles>
    <meta:generator>LibreOffice/5.1.6.2$Linux_X86_64 LibreOffice_project/10m0$Build-2</meta:generator>
    <meta:document-statistic meta:table-count="27" meta:cell-count="864" meta:object-count="0"/>
  </office:meta>
</office:document-meta>
</file>